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07ed" officeooo:paragraph-rsid="001907ed"/>
    </style:style>
    <style:style style:name="P2" style:family="paragraph" style:parent-style-name="Standard">
      <style:text-properties officeooo:rsid="001946ec" officeooo:paragraph-rsid="001946ec"/>
    </style:style>
    <style:style style:name="P3" style:family="paragraph" style:parent-style-name="Standard">
      <style:text-properties officeooo:rsid="001b363c" officeooo:paragraph-rsid="001b363c"/>
    </style:style>
    <style:style style:name="P4" style:family="paragraph" style:parent-style-name="Standard">
      <style:text-properties style:text-underline-style="none" officeooo:rsid="001b363c" officeooo:paragraph-rsid="001b363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ção → Função que retorna valor</text:p>
      <text:p text:style-name="P1">Procedimento → Função que não retorna valor</text:p>
      <text:p text:style-name="P1">Método → Função e procedimento</text:p>
      <text:p text:style-name="P1"/>
      <text:p text:style-name="P1">Classe → “struct com funções” (Molde)</text:p>
      <text:p text:style-name="P1"/>
      <text:p text:style-name="P1">Aluno</text:p>
      <text:p text:style-name="P2">Atributos:</text:p>
      <text:p text:style-name="P1"><text:s text:c="3"/>-nome</text:p>
      <text:p text:style-name="P1"><text:s text:c="3"/>-matrícula</text:p>
      <text:p text:style-name="P1"><text:s text:c="3"/>-sexo</text:p>
      <text:p text:style-name="P2"/>
      <text:p text:style-name="P2">Métodos:</text:p>
      <text:p text:style-name="P1"><text:s text:c="3"/>+matricularDiscplina()</text:p>
      <text:p text:style-name="P1"><text:s text:c="3"/>+consultarNotas()</text:p>
      <text:p text:style-name="P1"><text:s text:c="3"/>+fazerSolicitação()</text:p>
      <text:p text:style-name="P1"/>
      <text:p text:style-name="P1">Objeto → “É como dar vida a uma classe” (Objeto)</text:p>
      <text:p text:style-name="P1"/>
      <text:p text:style-name="P2">Encapsulamento → “Colocar uma função em uma struct”</text:p>
      <text:p text:style-name="P2"/>
      <text:p text:style-name="P2">Herança → Uma classe que engloba outras classes, ex: Aluno engloba aluno de graduação, aluno de <text:s/>mestrado, aluno de idiomas…</text:p>
      <text:p text:style-name="P2"/>
      <text:p text:style-name="P3">Método GET e SET</text:p>
      <text:p text:style-name="P3">GET → Pega os valores dos objetos</text:p>
      <text:p text:style-name="P3">SET → Altera os valores dos objetos</text:p>
      <text:p text:style-name="P3"/>
      <text:p text:style-name="P3">Exemplo:</text:p>
      <text:p text:style-name="P3"/>
      <text:p text:style-name="P3">Aluno a;</text:p>
      <text:p text:style-name="P3">a = <text:span text:style-name="T1"><text:s text:c="47"/></text:span><text:span text:style-name="T2">;</text:span></text:p>
      <text:p text:style-name="P4">a.matricularDestinatário(<text:span text:style-name="T1"> <text:s text:c="11"/></text:span>);</text:p>
      <text:p text:style-name="P3"><text:s/>| <text:s text:c="17"/>| <text:s text:c="25"/>|</text:p>
      <text:p text:style-name="P3">\/ <text:s text:c="16"/>\/ <text:s text:c="23"/>\/</text:p>
      <text:p text:style-name="P3">destinatário|método <text:s text:c="8"/>conteúdo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4:20:22.349394228</meta:creation-date>
    <dc:date>2017-03-22T14:50:54.639800516</dc:date>
    <meta:editing-duration>PT9M51S</meta:editing-duration>
    <meta:editing-cycles>1</meta:editing-cycles>
    <meta:document-statistic meta:table-count="0" meta:image-count="0" meta:object-count="0" meta:page-count="1" meta:paragraph-count="26" meta:word-count="105" meta:character-count="807" meta:non-whitespace-character-count="561"/>
    <meta:generator>LibreOffice/5.1.6.2$Linux_X86_64 LibreOffice_project/10m0$Build-2</meta:generator>
  </office:meta>
</office:document-meta>
</file>